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3f1" officeooo:paragraph-rsid="0004e3f1"/>
    </style:style>
    <style:style style:name="P2" style:family="paragraph" style:parent-style-name="Standard">
      <style:text-properties officeooo:rsid="0005862d" officeooo:paragraph-rsid="000586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ok at instance recognition</text:p>
      <text:p text:style-name="P1"/>
      <text:p text:style-name="P1">question: do processing beforehand or on the fly</text:p>
      <text:p text:style-name="P1"/>
      <text:p text:style-name="P1">one-shot learning</text:p>
      <text:p text:style-name="P1"/>
      <text:p text:style-name="P1">deeplearning would need to use a pre-trained machine and then rip off the last (few) layer (s)</text:p>
      <text:p text:style-name="P1">- could use to pull out features</text:p>
      <text:p text:style-name="P1"/>
      <text:p text:style-name="P1"/>
      <text:p text:style-name="P1">libraries</text:p>
      <text:p text:style-name="P1">tensorflow - can use gpu or cpu</text:p>
      <text:p text:style-name="P1">tflearn</text:p>
      <text:p text:style-name="P1"/>
      <text:p text:style-name="P1"/>
      <text:p text:style-name="P1">cnn – network architectures</text:p>
      <text:p text:style-name="P1"/>
      <text:p text:style-name="P1">*alexnet, vgg, googlenet</text:p>
      <text:p text:style-name="P1"/>
      <text:p text:style-name="P1"/>
      <text:p text:style-name="P1">all trained on imagenet</text:p>
      <text:p text:style-name="P1"/>
      <text:p text:style-name="P1"/>
      <text:p text:style-name="P1">put in an image and it will predict which category (return 1000 -d vector) category, percentage likely</text:p>
      <text:p text:style-name="P1"/>
      <text:p text:style-name="P1"/>
      <text:p text:style-name="P1">probably will need to use text on images</text:p>
      <text:p text:style-name="P1"/>
      <text:p text:style-name="P1">look at image captioning</text:p>
      <text:p text:style-name="P1"/>
      <text:p text:style-name="P1">look to see if deep learning and ocr have been used together</text:p>
      <text:p text:style-name="P1"/>
      <text:p text:style-name="P1">open source teseract</text:p>
      <text:p text:style-name="P1"/>
      <text:p text:style-name="P1"/>
      <text:p text:style-name="P1"/>
      <text:p text:style-name="P1">weak supervision options/possibilities</text:p>
      <text:p text:style-name="P1"/>
      <text:p text:style-name="P1"><text:s/>– show pairs that belong and pairs that don’t belonging</text:p>
      <text:p text:style-name="P1"/>
      <text:p text:style-name="P1">triplets – this one in the middle should be more like one of the other two</text:p>
      <text:p text:style-name="P1"/>
      <text:p text:style-name="P2">k means after deep learning?</text:p>
      <text:p text:style-name="P2"/>
      <text:p text:style-name="P2">Figure out how to do fine tuning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4:45:34.928310177</meta:creation-date>
    <dc:date>2017-01-13T16:20:42.507407298</dc:date>
    <meta:editing-duration>PT1H8M58S</meta:editing-duration>
    <meta:editing-cycles>1</meta:editing-cycles>
    <meta:document-statistic meta:table-count="0" meta:image-count="0" meta:object-count="0" meta:page-count="1" meta:paragraph-count="21" meta:word-count="140" meta:character-count="814" meta:non-whitespace-character-count="691"/>
    <meta:generator>LibreOffice/5.1.4.2$Linux_X86_64 LibreOffice_project/10m0$Build-2</meta:generator>
  </office:meta>
</office:document-meta>
</file>